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0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50.61mm" svg:y="43.49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196.88mm" svg:y="82.3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,0205085762</text:p>
          </table:table-cell>
          <table:table-cell table:style-name="ce5" table:formula="of:=[.H14]" office:value-type="percentage" office:value="1.02050857623451" calcext:value-type="percentage">
            <text:p>102,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,0022789624</text:p>
          </table:table-cell>
          <table:table-cell table:style-name="ce5" table:formula="of:=[.H15]" office:value-type="percentage" office:value="1.00227896236349" calcext:value-type="percentage">
            <text:p>100,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,0084887827</text:p>
          </table:table-cell>
          <table:table-cell table:style-name="ce5" table:formula="of:=[.H16]" office:value-type="percentage" office:value="1.00848878267415" calcext:value-type="percentage">
            <text:p>100,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,0085008671</text:p>
          </table:table-cell>
          <table:table-cell table:style-name="ce5" table:formula="of:=[.H17]" office:value-type="percentage" office:value="1.00850086706802" calcext:value-type="percentage">
            <text:p>100,85%</text:p>
          </table:table-cell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4.95mm" svg:y="85.99mm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,0015779628</text:p>
          </table:table-cell>
          <table:table-cell table:style-name="ce6" table:formula="of:=[.H14]" office:value-type="percentage" office:value="1.00157796277497" calcext:value-type="percentage">
            <text:p>100,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,000303037</text:p>
          </table:table-cell>
          <table:table-cell table:style-name="ce6" table:formula="of:=[.H15]" office:value-type="percentage" office:value="1.00030303700113" calcext:value-type="percentage">
            <text:p>100,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,0008303581</text:p>
          </table:table-cell>
          <table:table-cell table:style-name="ce6" table:formula="of:=[.H16]" office:value-type="percentage" office:value="1.00083035809301" calcext:value-type="percentage">
            <text:p>100,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,0011133138</text:p>
          </table:table-cell>
          <table:table-cell table:style-name="ce6" table:formula="of:=[.H17]" office:value-type="percentage" office:value="1.00111331378198" calcext:value-type="percentage">
            <text:p>100,11%</text:p>
          </table:table-cell>
        </table:table-row>
      </table:table>
      <table:table table:name="l3time-v2" table:style-name="ta1">
        <table:shapes>
          <draw:frame draw:z-index="0" draw:style-name="gr1" draw:text-style-name="P1" svg:width="159.99mm" svg:height="89.99mm" svg:x="24.95mm" svg:y="85.99mm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,002230511</text:p>
          </table:table-cell>
          <table:table-cell table:style-name="ce6" table:formula="of:=[.H14]" office:value-type="percentage" office:value="1.00223051103454" calcext:value-type="percentage">
            <text:p>100,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,0004465661</text:p>
          </table:table-cell>
          <table:table-cell table:style-name="ce6" table:formula="of:=[.H15]" office:value-type="percentage" office:value="1.00044656611241" calcext:value-type="percentage">
            <text:p>100,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,0009162903</text:p>
          </table:table-cell>
          <table:table-cell table:style-name="ce6" table:formula="of:=[.H16]" office:value-type="percentage" office:value="1.00091629026177" calcext:value-type="percentage">
            <text:p>100,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,0012099992</text:p>
          </table:table-cell>
          <table:table-cell table:style-name="ce6" table:formula="of:=[.H17]" office:value-type="percentage" office:value="1.0012099992295" calcext:value-type="percentage">
            <text:p>100,12%</text:p>
          </table:table-cell>
        </table:table-row>
      </table:table>
      <table:table table:name="Detection" table:style-name="ta1">
        <table:shapes>
          <draw:frame draw:z-index="0" draw:style-name="gr1" draw:text-style-name="P1" svg:width="251.66mm" svg:height="126.17mm" svg:x="23.68mm" svg:y="51mm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Recovery" table:style-name="ta1">
        <table:shapes>
          <draw:frame draw:z-index="0" draw:style-name="gr1" draw:text-style-name="P1" svg:width="221.53mm" svg:height="110.76mm" svg:x="83mm" svg:y="41.17mm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ase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style-name="ce3" table:formula="of:=['l3time-v2'.G14]" office:value-type="float" office:value="1619449114" calcext:value-type="float">
            <text:p>1619449114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style-name="ce3" table:formula="of:=['l3time-v2'.G15]" office:value-type="float" office:value="10962854356" calcext:value-type="float">
            <text:p>10962854356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style-name="ce3" table:formula="of:=['l3time-v2'.G16]" office:value-type="float" office:value="4800416271" calcext:value-type="float">
            <text:p>4800416271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style-name="ce3" table:formula="of:=['l3time-v2'.G17]" office:value-type="float" office:value="5174651263" calcext:value-type="float">
            <text:p>5174651263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office:value-type="float" office:value="292540000" calcext:value-type="float">
            <text:p>292540000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764790000" calcext:value-type="float">
            <text:p>764790000</text:p>
          </table:table-cell>
          <table:table-cell table:number-columns-repeated="3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449740000" calcext:value-type="float">
            <text:p>449740000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,00%</text:p>
          </table:table-cell>
          <table:table-cell table:style-name="ce5" table:formula="of:=([.E3]/[.$C$3])-1" office:value-type="percentage" office:value="0.0205085762345081" calcext:value-type="percentage">
            <text:p>2,05%</text:p>
          </table:table-cell>
          <table:table-cell table:style-name="ce5" table:formula="of:=([.F3]/[.$C$3])-1" office:value-type="percentage" office:value="0.52695336391943" calcext:value-type="percentage">
            <text:p>52,70%</text:p>
          </table:table-cell>
          <table:table-cell table:style-name="ce5" table:formula="of:=([.G3]/[.$C$3])-1" office:value-type="percentage" office:value="0.530359250246878" calcext:value-type="percentage">
            <text:p>53,04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438415000" calcext:value-type="float">
            <text:p>438415000</text:p>
          </table:table-cell>
          <table:table-cell table:number-columns-repeated="2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,00%</text:p>
          </table:table-cell>
          <table:table-cell table:style-name="ce5" table:formula="of:=([.E4]/[.$C$4])-1" office:value-type="percentage" office:value="0.00227896236349157" calcext:value-type="percentage">
            <text:p>0,23%</text:p>
          </table:table-cell>
          <table:table-cell table:style-name="ce5" table:formula="of:=([.F4]/[.$C$4])-1" office:value-type="percentage" office:value="0.940934124729994" calcext:value-type="percentage">
            <text:p>94,09%</text:p>
          </table:table-cell>
          <table:table-cell table:style-name="ce5" table:formula="of:=([.G4]/[.$C$4])-1" office:value-type="percentage" office:value="0.941800880136528" calcext:value-type="percentage">
            <text:p>94,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,00%</text:p>
          </table:table-cell>
          <table:table-cell table:style-name="ce5" table:formula="of:=([.E5]/[.$C$5])-1" office:value-type="percentage" office:value="0.00848878267414688" calcext:value-type="percentage">
            <text:p>0,85%</text:p>
          </table:table-cell>
          <table:table-cell table:style-name="ce5" table:formula="of:=([.F5]/[.$C$5])-1" office:value-type="percentage" office:value="0.818593373312377" calcext:value-type="percentage">
            <text:p>81,86%</text:p>
          </table:table-cell>
          <table:table-cell table:style-name="ce5" table:formula="of:=([.G5]/[.$C$5])-1" office:value-type="percentage" office:value="0.820259732710454" calcext:value-type="percentage">
            <text:p>82,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,00%</text:p>
          </table:table-cell>
          <table:table-cell table:style-name="ce5" table:formula="of:=([.E6]/[.$C$6])-1" office:value-type="percentage" office:value="0.00850086706802422" calcext:value-type="percentage">
            <text:p>0,85%</text:p>
          </table:table-cell>
          <table:table-cell table:style-name="ce5" table:formula="of:=([.F6]/[.$C$6])-1" office:value-type="percentage" office:value="0.846077122084249" calcext:value-type="percentage">
            <text:p>84,61%</text:p>
          </table:table-cell>
          <table:table-cell table:style-name="ce5" table:formula="of:=([.G6]/[.$C$6])-1" office:value-type="percentage" office:value="0.848310873979565" calcext:value-type="percentage">
            <text:p>84,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,00%</text:p>
          </table:table-cell>
          <table:table-cell table:style-name="ce6" table:formula="of:=AVERAGE([.H13:.H16])" office:value-type="percentage" office:value="0.00994429708504269" calcext:value-type="percentage">
            <text:p>0,99%</text:p>
          </table:table-cell>
          <table:table-cell table:style-name="ce6" table:formula="of:=AVERAGE([.I13:.I16])" office:value-type="percentage" office:value="0.783139496011513" calcext:value-type="percentage">
            <text:p>78,31%</text:p>
          </table:table-cell>
          <table:table-cell table:style-name="ce6" table:formula="of:=AVERAGE([.J13:.J16])" office:value-type="percentage" office:value="0.785182684268357" calcext:value-type="percentage">
            <text:p>78,52%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292540" calcext:value-type="float">
            <text:p>292540</text:p>
          </table:table-cell>
          <table:table-cell table:style-name="ce3" table:formula="of:=[.C3]/1000" office:value-type="float" office:value="1058215" calcext:value-type="float">
            <text:p>1058215</text:p>
          </table:table-cell>
          <table:table-cell table:style-name="ce10" table:formula="of:=[.E23]/[.D23]" office:value-type="float" office:value="3.61733438162303" calcext:value-type="float">
            <text:p>3,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" table:formula="of:=[.C12]/1000" office:value-type="float" office:value="764790" calcext:value-type="float">
            <text:p>764790</text:p>
          </table:table-cell>
          <table:table-cell table:style-name="ce3" table:formula="of:=[.C4]/1000" office:value-type="float" office:value="5645715" calcext:value-type="float">
            <text:p>5645715</text:p>
          </table:table-cell>
          <table:table-cell table:style-name="ce10" table:formula="of:=[.E24]/[.D24]" office:value-type="float" office:value="7.38204605185737" calcext:value-type="float">
            <text:p>7,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" table:formula="of:=[.C13]/1000" office:value-type="float" office:value="449740" calcext:value-type="float">
            <text:p>449740</text:p>
          </table:table-cell>
          <table:table-cell table:style-name="ce3" table:formula="of:=[.C5]/1000" office:value-type="float" office:value="2637215" calcext:value-type="float">
            <text:p>2637215</text:p>
          </table:table-cell>
          <table:table-cell table:style-name="ce10" table:formula="of:=[.E25]/[.D25]" office:value-type="float" office:value="5.8638657891226" calcext:value-type="float">
            <text:p>5,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" table:formula="of:=[.C14]/1000" office:value-type="float" office:value="438415" calcext:value-type="float">
            <text:p>438415</text:p>
          </table:table-cell>
          <table:table-cell table:style-name="ce3" table:formula="of:=[.C6]/1000" office:value-type="float" office:value="2799665" calcext:value-type="float">
            <text:p>2799665</text:p>
          </table:table-cell>
          <table:table-cell table:style-name="ce10" table:formula="of:=[.E26]/[.D26]" office:value-type="float" office:value="6.38587867659638" calcext:value-type="float">
            <text:p>6,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3"/>
          <table:table-cell table:formula="of:=SUM([.F23:.F26])/4" office:value-type="float" office:value="5.81228122479985" calcext:value-type="float">
            <text:p>5,8122812248</text:p>
          </table:table-cell>
          <table:table-cell table:number-columns-repeated="4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,125</text:p>
          </table:table-cell>
          <table:table-cell table:number-columns-repeated="3"/>
        </table:table-row>
      </table:table>
      <table:table table:name="instructions usage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Basic</text:p>
          </table:table-cell>
          <table:covered-table-cell table:style-name="ce12"/>
          <table:table-cell/>
          <table:table-cell table:style-name="ce7" office:value-type="string" calcext:value-type="string" table:number-columns-spanned="2" table:number-rows-spanned="1">
            <text:p>bsort</text:p>
          </table:table-cell>
          <table:covered-table-cell table:style-name="ce12"/>
          <table:table-cell/>
          <table:table-cell table:style-name="ce7" office:value-type="string" calcext:value-type="string" table:number-columns-spanned="2" table:number-rows-spanned="1">
            <text:p>nmea</text:p>
          </table:table-cell>
          <table:covered-table-cell table:style-name="ce12"/>
          <table:table-cell/>
          <table:table-cell table:style-name="ce7" office:value-type="string" calcext:value-type="string" table:number-columns-spanned="2" table:number-rows-spanned="1">
            <text:p>hamming</text:p>
          </table:table-cell>
          <table:covered-table-cell table:style-name="ce12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subcc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ret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9:08:26.707271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2-16T20:30:36.048828674</dc:date>
    <meta:editing-duration>P7DT10H11M26S</meta:editing-duration>
    <meta:editing-cycles>28</meta:editing-cycles>
    <meta:generator>LibreOffice/5.1.6.2$Linux_X86_64 LibreOffice_project/10m0$Build-2</meta:generator>
    <meta:document-statistic meta:table-count="10" meta:cell-count="78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5cm" svg:y="0.271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5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7cm" svg:height="12.618cm" xlink:href=".." xlink:type="simple" chart:class="chart:bar" chart:style-name="ch1">
        <chart:subtitle svg:x="9.25cm" svg:y="0.369cm" chart:style-name="ch2">
          <text:p>Workload</text:p>
        </chart:subtitle>
        <chart:legend svg:x="12.027cm" svg:y="0.3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58cm" svg:y="1.284cm" svg:width="23.006cm" svg:height="9.882cm">
          <chartooo:coordinate-region svg:x="2.65cm" svg:y="1.483cm" svg:width="22.014cm" svg:height="8.638cm"/>
          <chart:axis chart:dimension="x" chart:name="primary-x" chart:style-name="ch5" chartooo:axis-type="auto">
            <chartooo:date-scale/>
            <chart:title svg:x="10.144cm" svg:y="11.125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55cm" svg:y="8.188cm" chart:style-name="ch8">
              <text:p>No. of executions</text:p>
            </chart:title>
            <chart:grid chart:style-name="ch9" chart:class="major"/>
          </chart:axis>
          <chart:series chart:style-name="ch10" chart:values-cell-range-address="Detection.C4:Detection.N4" chart:label-cell-address="Detection.B4:Detection.B4" chart:class="chart:bar">
            <chart:data-point chart:repeated="12"/>
          </chart:series>
          <chart:series chart:style-name="ch11" chart:values-cell-range-address="Detection.C5:Detection.N5" chart:label-cell-address="Detection.B5:Detection.B5" chart:class="chart:bar">
            <chart:data-point chart:repeated="12"/>
          </chart:series>
          <chart:series chart:style-name="ch12" chart:values-cell-range-address="Detection.C6:Detection.N6" chart:label-cell-address="Detection.B6:Detection.B6" chart:class="chart:bar">
            <chart:data-point chart:repeated="12"/>
          </chart:series>
          <chart:series chart:style-name="ch13" chart:values-cell-range-address="Detection.C7:Detection.N7" chart:label-cell-address="Detection.B7:Detection.B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